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17.595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10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комната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ссылки</text:p>
          </table:table-cell>
        </table:table-row>
        <table:table-row table:style-name="ro1">
          <table:table-cell/>
          <table:table-cell table:style-name="ce1" office:value-type="string" calcext:value-type="string">
            <text:p>шумоизоляция </text:p>
          </table:table-cell>
          <table:table-cell/>
          <table:table-cell office:value-type="string" calcext:value-type="string">
            <text:p>примечание</text:p>
          </table:table-cell>
          <table:table-cell office:value-type="string" calcext:value-type="string">
            <text:p>толщина</text:p>
          </table:table-cell>
          <table:table-cell office:value-type="string" calcext:value-type="string">
            <text:p>стены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по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демпферная лент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аккустический мат</text:p>
          </table:table-cell>
          <table:table-cell office:value-type="string" calcext:value-type="string">
            <text:p>soundGuard cover 14 мм</text:p>
          </table:table-cell>
          <table:table-cell office:value-type="string" calcext:value-type="string">
            <text:p>брать с запасом по краям ~20 см (делается в нахлест 10 см)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726 р/м кв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</text:a></text:p>
          </table:table-cell>
        </table:table-row>
        <table:table-row table:style-name="ro1">
          <table:table-cell/>
          <table:table-cell office:value-type="string" calcext:value-type="string">
            <text:p>клей</text:p>
          </table:table-cell>
          <table:table-cell office:value-type="string" calcext:value-type="string">
            <text:p>bautger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89 р/м кв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направляющий профиль 50 х 40 * 300</text:p>
          </table:table-cell>
          <table:table-cell office:value-type="string" calcext:value-type="string">
            <text:p>knau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2 шт по 450 р</text:p>
          </table:table-cell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резы с виброшайбами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оичный профиль 50х50 * 300</text:p>
          </table:table-cell>
          <table:table-cell office:value-type="string" calcext:value-type="string">
            <text:p>knauf</text:p>
          </table:table-cell>
          <table:table-cell office:value-type="string" calcext:value-type="string">
            <text:p>шаг между стойками 400 мм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65 шт по 450 р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инеральная вата 60 мм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5 * 2000 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клеющаяся вибродемпфирующая лента</text:p>
          </table:table-cell>
          <table:table-cell/>
          <table:table-cell office:value-type="string" calcext:value-type="string">
            <text:p>укладвывается на профиля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1 слой шумапоглощающая плита ( <text:s/>Knauf Акуборд 1500х1200х20 )</text:p>
          </table:table-cell>
          <table:table-cell/>
          <table:table-cell office:value-type="string" calcext:value-type="string">
            <text:p>делаются отсупы от стен, пола и потолка по 2-3 мм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I11]*55" office:value-type="float" office:value="52360" calcext:value-type="float">
            <text:p>52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кустический гермети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котч (акустический?)</text:p>
          </table:table-cell>
          <table:table-cell/>
          <table:table-cell office:value-type="string" calcext:value-type="string">
            <text:p>проклеивать стыки плит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 слой — гипсокартон 15 мм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3" office:value-type="float" office:value="254" calcext:value-type="float">
            <text:p>254</text:p>
          </table:table-cell>
          <table:table-cell table:formula="of:=[.I14]*55" office:value-type="float" office:value="13970" calcext:value-type="float">
            <text:p>139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звукоизоляционные подразетник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ол: шуманет комби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table:formula="of:=510*16"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table:number-columns-repeated="3"/>
          <table:table-cell table:formula="of:=[.E3]+[.E4]+[.E7]+[.E10]+[.E11]+[.E12]+[.E13]+[.E14]" office:value-type="float" office:value="106" calcext:value-type="float">
            <text:p>106</text:p>
          </table:table-cell>
          <table:table-cell table:number-columns-repeated="4"/>
          <table:table-cell table:formula="of:=[.J4]+[.J5]+[.J6]+[.J8]+[.J9]+[.J11]+[.J12]+[.J14]" office:value-type="float" office:value="170130" calcext:value-type="float">
            <text:p>1701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нкер гвоздь 6,40 или 6,60 для потолк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иброподвес, по 2 самореза на каждое ушко, расстояние между подвесами 60 см * 40 см (должна получиться сетка), вес на один подвес — 12 кг </text:p>
          </table:table-cell>
          <table:table-cell table:number-columns-repeated="6"/>
          <table:table-cell office:value-type="string" calcext:value-type="string">
            <text:p>50 шт — 12100 р</text:p>
          </table:table-cell>
          <table:table-cell table:number-columns-repeated="2"/>
          <table:table-cell office:value-type="string" calcext:value-type="string">
            <text:p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</text:a></text:p>
          </table:table-cell>
        </table:table-row>
        <table:table-row table:style-name="ro1">
          <table:table-cell/>
          <table:table-cell office:value-type="string" calcext:value-type="string">
            <text:p>дюбель fischer 6mm</text:p>
          </table:table-cell>
          <table:table-cell table:number-columns-repeated="9"/>
          <table:table-cell office:value-type="string" calcext:value-type="string">
            <text:p><text:a xlink:href="https://www.vseinstrumenti.ru/product/dyubel-fischer-duopower-6x50-100-sht-538240-896628/" xlink:type="simple">https://www.vseinstrumenti.ru/product/dyubel-fischer-duopower-6x50-100-sht-538240-896628/</text:a></text:p>
          </table:table-cell>
        </table:table-row>
        <table:table-row table:style-name="ro1">
          <table:table-cell/>
          <table:table-cell office:value-type="string" calcext:value-type="string">
            <text:p>Саморезы 3.5 — 3.9 для подвесов-профилей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гипсокартон от гипрока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Здравствуйте, базовая система под натяжной потолок, которая позволяет убрать "эффект барабана" и сокращает передачу воздушного шума (снижение воздушного шума Rw = 55 дБ) выглядит так: наклеиваем звукоизоляционный мат Саундгард Сover 15 м² на клей Баутгер (артикул 1598387136), с перехлестом 5-10 см. Монтируем виброизоляционную рейку с шагом 600 мм, начиная от угла. Второй слой звукоизоляционного мата Саундгард Сover крепим к рейке на строительные скобы. Такая система позволяет добиться снижения бытового шума до нормативных значений. Необходимый крепеж: Виброшайба артикул 1505990161, Дюбель-гвоздь TC-ДГ 6/60 PRO артикул 1588907275, рейка виброизолирующая. 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.00.0000</text:date>, <text:time style:data-style-name="N2" text:time-value="18:57:09.3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20:47:06.259000000</meta:creation-date>
    <dc:date>2024-09-20T00:30:13.106000000</dc:date>
    <meta:editing-duration>PT3H55M56S</meta:editing-duration>
    <meta:editing-cycles>6</meta:editing-cycles>
    <meta:generator>LibreOffice/24.2.0.3$Windows_X86_64 LibreOffice_project/da48488a73ddd66ea24cf16bbc4f7b9c08e9bea1</meta:generator>
    <meta:document-statistic meta:table-count="1" meta:cell-count="77" meta:object-count="0"/>
  </office:meta>
</office:document-meta>
</file>